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9bb7" officeooo:paragraph-rsid="00189b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t Source Sans Pro</text:p>
      <text:p text:style-name="P1"/>
      <text:p text:style-name="P1"><text:a xlink:type="simple" xlink:href="https://gett.com/uk/" text:style-name="Internet_20_link" text:visited-style-name="Visited_20_Internet_20_Link">https://gett.com/uk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7:11:36.937919721</meta:creation-date>
    <dc:date>2019-10-02T17:38:49.521739470</dc:date>
    <meta:editing-duration>PT2M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5" meta:character-count="40" meta:non-whitespace-character-count="37"/>
  </office:meta>
</office:document-meta>
</file>